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21409a"/>
    </style:style>
    <style:style style:name="ce4" style:family="table-cell" style:parent-style-name="Defaul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no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2" office:value-type="float" office:value="23399" calcext:value-type="float">
            <text:p>23399</text:p>
          </table:table-cell>
          <table:table-cell table:style-name="ce3" office:value-type="float" office:value="25789" calcext:value-type="float">
            <text:p>25789</text:p>
          </table:table-cell>
          <table:table-cell table:style-name="ce4" office:value-type="float" office:value="22456" calcext:value-type="float">
            <text:p>224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3399" calcext:value-type="float">
            <text:p>23399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5789" calcext:value-type="float">
            <text:p>25789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2456" calcext:value-type="float">
            <text:p>22456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STA PARTE NÃO PRECISA CALCULAR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IS É IGUAL A PARTE SUPERIOR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t m[TAM][TAM];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2:01:55.086415165</meta:creation-date>
    <dc:date>2020-05-06T22:18:51.535441709</dc:date>
    <meta:editing-duration>PT6M46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